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 officeooo:paragraph-rsid="001ce59d"/>
    </style:style>
    <style:style style:name="P2" style:family="paragraph" style:parent-style-name="Text_20_body">
      <style:text-properties officeooo:paragraph-rsid="001ce59d"/>
    </style:style>
    <style:style style:name="P3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1ce59d" officeooo:paragraph-rsid="001ce59d"/>
    </style:style>
    <style:style style:name="P4" style:family="paragraph" style:parent-style-name="Heading_20_2">
      <style:text-properties officeooo:rsid="001ce59d" officeooo:paragraph-rsid="001ce59d"/>
    </style:style>
    <style:style style:name="P5" style:family="paragraph" style:parent-style-name="Heading_20_2">
      <style:paragraph-properties fo:break-before="page"/>
      <style:text-properties officeooo:rsid="001ce59d" officeooo:paragraph-rsid="001ce59d"/>
    </style:style>
    <style:style style:name="fr1" style:family="graphic" style:parent-style-name="OLE">
      <style:graphic-properties style:vertical-pos="middle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men Alpha control signals</text:h>
      <text:p text:style-name="P1"/>
      <text:h text:style-name="P4" text:outline-level="2">Arithmetic and logic unit</text:h>
      <text:p text:style-name="P2"><text:tab/><draw:frame draw:style-name="fr1" draw:name="Object1" text:anchor-type="as-char" svg:width="3.5008in" svg:height="4.25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h text:style-name="P4" text:outline-level="2">Condition tester</text:h>
      <text:p text:style-name="P2"><text:tab/><draw:frame draw:style-name="fr1" draw:name="Object2" text:anchor-type="as-char" svg:width="3.5008in" svg:height="2.2508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h text:style-name="P5" text:outline-level="2">Sign extender</text:h>
      <text:p text:style-name="P2"><text:tab/><draw:frame draw:style-name="fr1" draw:name="Object3" text:anchor-type="as-char" svg:width="4.5008in" svg:height="2.5008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2:36:23.152711435</meta:creation-date>
    <meta:generator>LibreOffice/4.2.8.2$Linux_X86_64 LibreOffice_project/420m0$Build-2</meta:generator>
    <dc:date>2016-06-28T14:09:13.867770026</dc:date>
    <meta:editing-duration>PT36S</meta:editing-duration>
    <meta:editing-cycles>5</meta:editing-cycles>
    <meta:document-statistic meta:table-count="0" meta:image-count="0" meta:object-count="3" meta:page-count="2" meta:paragraph-count="7" meta:word-count="12" meta:character-count="84" meta:non-whitespace-character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5"/>
        <table:table-column table:style-name="co1" table:default-cell-style-name="ce8"/>
        <table:table-column table:style-name="co1" table:number-columns-repeated="8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op_code</text:p>
          </table:table-cell>
          <table:covered-table-cell table:style-name="ce3"/>
          <table:covered-table-cell table:number-columns-repeated="2" table:style-name="ce2"/>
          <table:table-cell/>
          <table:table-cell table:style-name="ce7" office:value-type="string" calcext:value-type="string" table:number-columns-spanned="9" table:number-rows-spanned="1">
            <text:p>result &lt;=</text:p>
          </table:table-cell>
          <table:covered-table-cell table:number-columns-repeated="4" table:style-name="ce11"/>
          <table:covered-table-cell table:style-name="ce12"/>
          <table:covered-table-cell table:style-name="ce8"/>
          <table:covered-table-cell table:style-name="ce13"/>
          <table:covered-table-cell table:style-name="ce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operand_l <text:span text:style-name="T1">or</text:span> operand_r;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operand_l <text:span text:style-name="T1">or not</text:span> operand_r;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operand_l <text:span text:style-name="T1">and</text:span> operand_r;</text:p>
          </table:table-cell>
          <table:table-cell table:style-name="Default"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operand_l <text:span text:style-name="T1">and not</text:span> operand_r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 table:style-name="ce9" office:value-type="string" calcext:value-type="string">
            <text:p>operand_l <text:span text:style-name="T1">xor</text:span> operand_r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operand_l <text:span text:style-name="T1">sll</text:span> operand_r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operand_l <text:span text:style-name="T1">srl</text:span> operand_r;</text:p>
          </table:table-cell>
          <table:table-cell table:style-name="Default"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operand_l <text:span text:style-name="T1">sra</text:span> operand_r;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operand_l &lt; operand_r;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erand_l &lt;&lt; operand_r;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rand_l - operand_r;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perand_l + operand_r;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operand_l;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operand_r;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rand_l[15..8] &amp; operand_r[7..0];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operand_r[15..8] &amp; operand_l[7..0];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4:08:10.915061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border="none" style:vertical-align="middle"/>
      <style:paragraph-properties fo:margin-left="0in"/>
      <style:text-properties style:font-name="Liberation Sans" style:font-name-asian="Droid Sans Fallback" style:font-name-complex="FreeSans1"/>
    </style:style>
    <style:style style:name="ce6" style:family="table-cell" style:parent-style-name="Default">
      <style:table-cell-properties style:text-align-source="value-type" style:repeat-content="false" fo:border="none" style:vertical-align="middle"/>
      <style:paragraph-properties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10pt" style:font-name-asian="FreeSans" style:font-size-asian="12pt" style:language-asian="hi" style:country-asian="IN" style:font-name-complex="DejaVu Sans" style:font-size-complex="12pt" style:language-complex="en" style:country-complex="US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nd_type</text:p>
          </table:table-cell>
          <table:covered-table-cell table:number-columns-repeated="3"/>
          <table:table-cell/>
          <table:table-cell table:style-name="ce4" office:value-type="string" calcext:value-type="string" table:number-columns-spanned="9" table:number-rows-spanned="1">
            <text:p>jmp_ack &lt;=</text:p>
          </table:table-cell>
          <table:covered-table-cell table:number-columns-repeated="7"/>
          <table:covered-table-cell table:style-name="ce8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'0'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'1'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'1' <text:span text:style-name="T1">when</text:span> test_data != 0 <text:span text:style-name="T1">else</text:span> '0'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'1' <text:span text:style-name="T1">when</text:span> test_data == 0 <text:span text:style-name="T1">else</text:span> '0'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'1' <text:span text:style-name="T1">when</text:span> test_data &lt;&lt; 0 <text:span text:style-name="T1">else</text:span> '0'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'1' <text:span text:style-name="T1">when</text:span> test_data &lt;&lt;= 0 <text:span text:style-name="T1">else</text:span> '0'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'1' <text:span text:style-name="T1">when</text:span> test_data &gt;&gt; 0 <text:span text:style-name="T1">else</text:span> '0';</text:p>
          </table:table-cell>
          <table:table-cell table:style-name="ce6" table:number-columns-repeated="4"/>
          <table:table-cell table:style-name="ce7"/>
          <table:table-cell table:style-name="ce8" table:number-columns-repeated="2"/>
          <table:table-cell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'1' <text:span text:style-name="T1">when</text:span> test_data &gt;&gt;= 0 <text:span text:style-name="T1">else</text:span> '0';</text:p>
          </table:table-cell>
          <table:table-cell table:style-name="ce6" table:number-columns-repeated="4"/>
          <table:table-cell table:style-name="ce7"/>
          <table:table-cell table:style-name="ce8" table:number-columns-repeated="2"/>
          <table:table-cell/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4:08:37.823147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 fo:border="none" style:vertical-align="middle"/>
      <style:paragraph-properties fo:margin-left="0in"/>
      <style:text-properties style:font-name="Liberation Sans" style:font-name-asian="Droid Sans Fallback" style:font-name-complex="FreeSans1"/>
    </style:style>
    <style:style style:name="ce6" style:family="table-cell" style:parent-style-name="Default">
      <style:table-cell-properties style:text-align-source="value-type" style:repeat-content="false" fo:border="none" style:vertical-align="middle"/>
      <style:paragraph-properties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10pt" style:font-name-asian="FreeSans" style:font-size-asian="12pt" style:language-asian="hi" style:country-asian="IN" style:font-name-complex="DejaVu Sans" style:font-size-complex="12pt" style:language-complex="en" style:country-complex="US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st_form</text:p>
          </table:table-cell>
          <table:covered-table-cell table:number-columns-repeated="3"/>
          <table:table-cell table:style-name="ce3"/>
          <table:table-cell table:style-name="ce3" office:value-type="string" calcext:value-type="string" table:number-columns-spanned="13" table:number-rows-spanned="1">
            <text:p>data_out &lt;=</text:p>
          </table:table-cell>
          <table:covered-table-cell table:number-columns-repeated="6"/>
          <table:covered-table-cell table:number-columns-repeated="4" table:style-name="ce8"/>
          <table:covered-table-cell/>
          <table:covered-table-cell table:style-name="ce8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(11..0 =&gt; data_in[7]) &amp; data_in[6..3]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 table:number-columns-repeated="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(11..0 =&gt; data_in[7]) &amp; data_in[6..3]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(11..0 =&gt; '0') &amp; data_in[6..3]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(11..0 =&gt; data_in[7]) &amp; data_in[6..3]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style-name="ce8" table:number-columns-repeated="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(7..0 =&gt; '0') &amp; data_in[9..2] <text:span text:style-name="T1">when</text:span> data_in[0] == '0'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else</text:span> data_in[9..2] &amp; (7..0 =&gt; '0');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(8..0 =&gt; data_in[9]) &amp; data_in[9..3];</text:p>
          </table:table-cell>
          <table:table-cell table:style-name="ce6" table:number-columns-repeated="4"/>
          <table:table-cell table:style-name="ce7"/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(5..0 =&gt; data_in[9]) &amp; data_in[9..0];</text:p>
          </table:table-cell>
          <table:table-cell table:style-name="ce6" table:number-columns-repeated="4"/>
          <table:table-cell table:style-name="ce7"/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(11..0 =&gt; data_in[7]) &amp; data_in[6..3];</text:p>
          </table:table-cell>
          <table:table-cell table:style-name="ce6" table:number-columns-repeated="4"/>
          <table:table-cell table:style-name="ce7"/>
          <table:table-cell table:style-name="ce8" table:number-columns-repeated="2"/>
          <table:table-cell/>
          <table:table-cell table:style-name="ce8" table:number-columns-repeated="3"/>
          <table:table-cell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4:08:55.41528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